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opacity="65%" draw:textarea-horizontal-align="justify" draw:textarea-vertical-align="middle" draw:auto-grow-height="false" fo:min-height="1.011cm" fo:min-width="4.571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4.162cm" fo:min-width="0.991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111111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671cm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852cm" fo:min-width="0.894cm"/>
    </style:style>
    <style:style style:name="gr9" style:family="graphic" style:parent-style-name="standard">
      <style:graphic-properties svg:stroke-color="#000000" draw:fill-color="#ec9ba4" draw:textarea-horizontal-align="justify" draw:textarea-vertical-align="middle" draw:auto-grow-height="false" fo:min-height="0.888cm" fo:min-width="1.208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loext:graphic-properties draw:fill-color="#ff8000" draw:opacity="65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ec9ba4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1.397cm" svg:x="1.254cm" svg:y="6.461cm">
          <text:p text:style-name="P1">Useful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51cm" svg:height="4.572cm" svg:x="6.715cm" svg:y="7.9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667cm" svg:height="1.016cm" svg:x="6.398cm" svg:y="12.779cm">
          <draw:text-box>
            <text:p>Server</text:p>
          </draw:text-box>
        </draw:frame>
        <draw:line draw:style-name="gr4" draw:text-style-name="P5" draw:layer="layout" svg:x1="6.842cm" svg:y1="9.128cm" svg:x2="8.112cm" svg:y2="9.128cm">
          <text:p/>
        </draw:line>
        <draw:line draw:style-name="gr4" draw:text-style-name="P5" draw:layer="layout" svg:x1="6.842cm" svg:y1="9.89cm" svg:x2="8.112cm" svg:y2="9.89cm">
          <text:p/>
        </draw:line>
        <draw:line draw:style-name="gr4" draw:text-style-name="P5" draw:layer="layout" svg:x1="6.842cm" svg:y1="10.779cm" svg:x2="8.112cm" svg:y2="10.779cm">
          <text:p/>
        </draw:line>
        <draw:line draw:style-name="gr5" draw:text-style-name="P5" draw:layer="layout" svg:x1="3.413cm" svg:y1="10.525cm" svg:x2="6.461cm" svg:y2="10.525cm">
          <text:p/>
        </draw:line>
        <draw:line draw:style-name="gr6" draw:text-style-name="P5" draw:layer="layout" svg:x1="3.413cm" svg:y1="7.985cm" svg:x2="3.413cm" svg:y2="10.525cm">
          <text:p/>
        </draw:line>
        <draw:frame draw:style-name="gr7" draw:text-style-name="P7" draw:layer="layout" svg:width="4.318cm" svg:height="2.921cm" svg:x="3.921cm" svg:y="9.89cm">
          <draw:text-box>
            <text:p text:style-name="P6">Bind</text:p>
          </draw:text-box>
        </draw:frame>
        <draw:custom-shape draw:style-name="gr8" draw:text-style-name="P8" draw:layer="layout" svg:width="1.97cm" svg:height="1.558cm" svg:x="16.048cm" svg:y="8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048cm" svg:height="2.032cm" svg:x="15.478cm" svg:y="10.144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14.589cm" svg:y1="8.747cm" svg:x2="9.128cm" svg:y2="8.747cm">
          <text:p/>
        </draw:line>
        <draw:line draw:style-name="gr10" draw:text-style-name="P5" draw:layer="layout" svg:x1="9.255cm" svg:y1="9.255cm" svg:x2="14.716cm" svg:y2="9.255cm">
          <text:p/>
        </draw:line>
        <draw:frame draw:style-name="gr11" draw:text-style-name="P10" draw:layer="layout" svg:width="6.731cm" svg:height="1.778cm" svg:x="9.509cm" svg:y="7.604cm">
          <draw:text-box>
            <text:p text:style-name="P9"><text:span text:style-name="T1">u = new </text:span><text:span text:style-name="T1">UsefulClass();</text:span></text:p>
          </draw:text-box>
        </draw:frame>
        <draw:frame draw:style-name="gr3" draw:text-style-name="P7" draw:layer="layout" svg:width="2.794cm" svg:height="1.016cm" svg:x="11.033cm" svg:y="9.382cm">
          <draw:text-box>
            <text:p text:style-name="P6">Okay!</text:p>
          </draw:text-box>
        </draw:frame>
        <draw:line draw:style-name="gr10" draw:text-style-name="P5" draw:layer="layout" svg:x1="14.589cm" svg:y1="11.541cm" svg:x2="9.128cm" svg:y2="11.541cm">
          <text:p/>
        </draw:line>
        <draw:line draw:style-name="gr10" draw:text-style-name="P5" draw:layer="layout" svg:x1="9.255cm" svg:y1="12.049cm" svg:x2="14.716cm" svg:y2="12.049cm">
          <text:p/>
        </draw:line>
        <draw:frame draw:style-name="gr12" draw:text-style-name="P7" draw:layer="layout" svg:width="6.223cm" svg:height="2.032cm" svg:x="10.017cm" svg:y="10.779cm">
          <draw:text-box>
            <text:p text:style-name="P6">u.method();</text:p>
          </draw:text-box>
        </draw:frame>
        <draw:frame draw:style-name="gr12" draw:text-style-name="P7" draw:layer="layout" svg:width="6.223cm" svg:height="2.032cm" svg:x="10.652cm" svg:y="12.176cm">
          <draw:text-box>
            <text:p text:style-name="P6">Resul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20:33:19.813165409</meta:creation-date>
    <dc:date>2019-10-24T20:43:09.058107180</dc:date>
    <meta:editing-duration>PT9M49S</meta:editing-duration>
    <meta:editing-cycles>4</meta:editing-cycles>
    <meta:generator>LibreOffice/6.2.7.1$Linux_X86_64 LibreOffice_project/20$Build-1</meta:generator>
    <meta:document-statistic meta:object-count="19"/>
  </office:meta>
</office:document-meta>
</file>